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0cm" fo:min-width="0cm" fo:padding-top="0.625cm" fo:padding-bottom="0.625cm" fo:padding-left="0.75cm" fo:padding-r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Impact" style:font-family-generic="swiss" style:font-pitch="variable" fo:font-size="80pt" style:font-size-asian="80pt" style:font-size-complex="80pt"/>
    </style:style>
    <style:style style:name="T1" style:family="text">
      <style:text-properties fo:font-family="Impact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5cm" svg:height="10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9.333cm" svg:height="7.143cm" svg:x="2.75cm" svg:y="3.75cm">
          <draw:text-box>
            <text:p><text:span text:style-name="T1">Train</text:span></text:p>
            <text:p><text:span text:style-name="T1">Rhyth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6-05T14:30:33.09</meta:creation-date>
    <dc:date>2015-06-05T15:37:46.63</dc:date>
    <dc:creator>_ </dc:creator>
    <meta:editing-duration>PT52M3S</meta:editing-duration>
    <meta:editing-cycles>1</meta:editing-cycles>
    <meta:document-statistic meta:object-count="2"/>
    <meta:generator>OpenOffice/4.1.1$Win32 OpenOffice.org_project/411m6$Build-9775</meta:generator>
  </office:meta>
</office:document-meta>
</file>